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351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601cm" fo:min-width="0.3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084cm" fo:min-width="0.001cm"/>
    </style:style>
    <style:style style:name="gr6" style:family="graphic" style:parent-style-name="standard">
      <style:graphic-properties draw:textarea-horizontal-align="justify" draw:textarea-vertical-align="middle" draw:auto-grow-height="false" fo:min-height="1.479cm" fo:min-width="0.022cm"/>
    </style:style>
    <style:style style:name="gr7" style:family="graphic" style:parent-style-name="standard">
      <style:graphic-properties draw:textarea-horizontal-align="justify" draw:textarea-vertical-align="middle" draw:auto-grow-height="false" fo:min-height="1.742cm" fo:min-width="0.106cm"/>
    </style:style>
    <style:style style:name="gr8" style:family="graphic" style:parent-style-name="standard">
      <style:graphic-properties draw:textarea-horizontal-align="justify" draw:textarea-vertical-align="middle" draw:auto-grow-height="false" fo:min-height="0.136cm" fo:min-width="0.078cm"/>
    </style:style>
    <style:style style:name="gr9" style:family="graphic" style:parent-style-name="standard">
      <style:graphic-properties draw:textarea-horizontal-align="justify" draw:textarea-vertical-align="middle" draw:auto-grow-height="false" fo:min-height="0.136cm" fo:min-width="0.079cm"/>
    </style:style>
    <style:style style:name="gr10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03cm" svg:height="1.202cm" svg:x="2.423cm" svg:y="10.5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path draw:style-name="gr2" draw:text-style-name="P2" draw:layer="layout" svg:width="0.544cm" svg:height="0.224cm" draw:transform="skewX (0.0019198621771938) rotate (-2.97700810512673) translate (6.65508096062505cm 10.8351245897888cm)" svg:viewBox="0 0 545 225" svg:d="M545 0c-506 0-545 225-545 225">
            <text:p/>
          </draw:path>
          <draw:path draw:style-name="gr2" draw:text-style-name="P2" draw:layer="layout" svg:width="0.547cm" svg:height="0.225cm" draw:transform="skewX (0.0118682389135614) rotate (-0.110653874576441) translate (6.10259504681111cm 10.3661734538824cm)" svg:viewBox="0 0 548 226" svg:d="M0 0c507 2 548 226 548 226">
            <text:p/>
          </draw:path>
          <draw:path draw:style-name="gr2" draw:text-style-name="P2" draw:layer="layout" svg:width="0.542cm" svg:height="0.09cm" draw:transform="skewX (0.29862583501623) rotate (3.11593631358548) translate (6.11737416229559cm 10.9166612686132cm)" svg:viewBox="0 0 543 91" svg:d="M0 0c503 2 543 91 543 91">
            <text:p/>
          </draw:path>
          <draw:path draw:style-name="gr2" draw:text-style-name="P2" draw:layer="layout" svg:width="0.541cm" svg:height="0.132cm" draw:transform="skewX (-0.149574716895914) rotate (0.108734012399247) translate (5.58943762959289cm 10.7011029933464cm)" svg:viewBox="0 0 542 133" svg:d="M542 0c-503 0-542 133-542 133">
            <text:p/>
          </draw:path>
          <draw:path draw:style-name="gr2" draw:text-style-name="P2" draw:layer="layout" svg:width="0.546cm" svg:height="0.22cm" draw:transform="skewX (-0.00383972435438753) rotate (-0.120951317163208) translate (6.12533435636836cm 10.6416337123829cm)" svg:viewBox="0 0 547 221" svg:d="M0 0c507-4 547 221 547 221">
            <text:p/>
          </draw:path>
          <draw:path draw:style-name="gr2" draw:text-style-name="P2" draw:layer="layout" svg:width="0.544cm" svg:height="0.224cm" draw:transform="skewX (0.00593411945678071) rotate (-2.97648450635113) translate (6.67808319144959cm 11.1528706382865cm)" svg:viewBox="0 0 545 225" svg:d="M545 0c-507 0-545 225-545 225">
            <text:p/>
          </draw:path>
          <draw:path draw:style-name="gr2" draw:text-style-name="P2" draw:layer="layout" svg:width="0.541cm" svg:height="0.09cm" draw:transform="skewX (0.288328392429463) rotate (3.11593631358548) translate (6.12835229033213cm 11.2427219088228cm)" svg:viewBox="0 0 542 91" svg:d="M0 0c503 2 542 91 542 91">
            <text:p/>
          </draw:path>
          <draw:path draw:style-name="gr2" draw:text-style-name="P2" draw:layer="layout" svg:width="0.542cm" svg:height="0.135cm" draw:transform="skewX (-0.155857902203094) rotate (0.102450827092067) translate (5.59694241804585cm 11.0245483643737cm)" svg:viewBox="0 0 543 136" svg:d="M543 0c-504 3-543 136-543 136">
            <text:p/>
          </draw:path>
          <draw:path draw:style-name="gr2" draw:text-style-name="P2" draw:layer="layout" svg:width="0.546cm" svg:height="0.22cm" draw:transform="skewX (-0.00383972435438752) rotate (-0.120602251312809) translate (6.13371965442947cm 10.9684179251272cm)" svg:viewBox="0 0 547 221" svg:d="M0 0c507-4 547 221 547 221">
            <text:p/>
          </draw:path>
          <draw:path draw:style-name="gr2" draw:text-style-name="P2" draw:layer="layout" svg:width="0.545cm" svg:height="0.222cm" draw:transform="skewX (0.00191986217719381) rotate (-2.97369197954794) translate (6.67227357247855cm 11.4861283784025cm)" svg:viewBox="0 0 546 223" svg:d="M546 0c-506-1-546 223-546 223">
            <text:p/>
          </draw:path>
          <draw:path draw:style-name="gr2" draw:text-style-name="P2" draw:layer="layout" svg:width="0.539cm" svg:height="0.085cm" draw:transform="skewX (0.280648943720688) rotate (3.1072096673255) translate (6.13672080230905cm 11.5695549411764cm)" svg:viewBox="0 0 540 86" svg:d="M0 0c502-2 540 86 540 86">
            <text:p/>
          </draw:path>
          <draw:path draw:style-name="gr2" draw:text-style-name="P2" draw:layer="layout" svg:width="0.541cm" svg:height="0.129cm" draw:transform="skewX (-0.145734992541526) rotate (0.114493598930828) translate (5.60673131072205cm 11.3570362856848cm)" svg:viewBox="0 0 542 130" svg:d="M542 0c-503-3-542 130-542 130">
            <text:p/>
          </draw:path>
          <draw:path draw:style-name="gr2" draw:text-style-name="P2" draw:layer="layout" svg:width="0.545cm" svg:height="0.221cm" draw:transform="skewX (-0.00191986217719377) rotate (-0.117635191584419) translate (6.14208540566634cm 11.2945738370073cm)" svg:viewBox="0 0 546 222" svg:d="M0 0c507-2 546 222 546 222">
            <text:p/>
          </draw:path>
          <draw:path draw:style-name="gr2" draw:text-style-name="P2" draw:layer="layout" svg:width="0.545cm" svg:height="0.222cm" draw:transform="skewX (0.00191986217719378) rotate (-2.97369197954794) translate (6.69569420611176cm 11.788373145143cm)" svg:viewBox="0 0 546 223" svg:d="M546 0c-506-1-546 223-546 223">
            <text:p/>
          </draw:path>
          <draw:line draw:style-name="gr2" draw:text-style-name="P2" draw:layer="layout" svg:x1="6.101cm" svg:y1="10.392cm" svg:x2="6.091cm" svg:y2="9.594cm">
            <text:p/>
          </draw:line>
          <draw:line draw:style-name="gr2" draw:text-style-name="P2" draw:layer="layout" svg:x1="6.169cm" svg:y1="12.675cm" svg:x2="6.159cm" svg:y2="11.877cm">
            <text:p/>
          </draw:line>
        </draw:g>
        <draw:g xml:id="id7" draw:id="id7">
          <draw:path draw:style-name="gr2" draw:text-style-name="P2" draw:layer="layout" svg:width="0.545cm" svg:height="0.223cm" draw:transform="rotate (2.97508824294953) translate (8.23411612699759cm 10.8448809172968cm)" svg:viewBox="0 0 546 224" svg:d="M0 0c506 0 546 224 546 224">
            <text:p/>
          </draw:path>
          <draw:path draw:style-name="gr2" draw:text-style-name="P2" draw:layer="layout" svg:width="0.548cm" svg:height="0.224cm" draw:transform="skewX (-0.0139626340159546) rotate (0.114144533080429) translate (7.70271234965361cm 10.3491529760984cm)" svg:viewBox="0 0 549 225" svg:d="M549 0c-507 0-549 225-549 225">
            <text:p/>
          </draw:path>
          <draw:path draw:style-name="gr2" draw:text-style-name="P2" draw:layer="layout" svg:width="0.541cm" svg:height="0.088cm" draw:transform="skewX (-0.289724655831059) rotate (-3.11244565508149) translate (8.77526461384994cm 10.8212736709163cm)" svg:viewBox="0 0 542 89" svg:d="M542 0c-503 0-542 89-542 89">
            <text:p/>
          </draw:path>
          <draw:path draw:style-name="gr2" draw:text-style-name="P2" draw:layer="layout" svg:width="0.542cm" svg:height="0.132cm" draw:transform="skewX (0.158301363155886) rotate (-0.107512281922851) translate (8.22259528563973cm 10.5626459421764cm)" svg:viewBox="0 0 543 133" svg:d="M0 0c503 0 543 133 543 133">
            <text:p/>
          </draw:path>
          <draw:path draw:style-name="gr2" draw:text-style-name="P2" draw:layer="layout" svg:width="0.545cm" svg:height="0.219cm" draw:transform="skewX (0.00698131700797732) rotate (0.122173047639603) translate (7.68360619487529cm 10.6285946858405cm)" svg:viewBox="0 0 546 220" svg:d="M546 0c-507-4-546 220-546 220">
            <text:p/>
          </draw:path>
          <draw:path draw:style-name="gr2" draw:text-style-name="P2" draw:layer="layout" svg:width="0.545cm" svg:height="0.222cm" draw:transform="skewX (-0.00314159265358979) rotate (2.97351744662274) translate (8.21029301951903cm 11.1627843740551cm)" svg:viewBox="0 0 546 223" svg:d="M0 0c506-1 546 223 546 223">
            <text:p/>
          </draw:path>
          <draw:path draw:style-name="gr2" draw:text-style-name="P2" draw:layer="layout" svg:width="0.539cm" svg:height="0.089cm" draw:transform="skewX (-0.278380015693096) rotate (-3.11419098433348) translate (8.76306732973087cm 11.1483134991169cm)" svg:viewBox="0 0 540 90" svg:d="M540 0c-502 1-540 90-540 90">
            <text:p/>
          </draw:path>
          <draw:path draw:style-name="gr2" draw:text-style-name="P2" draw:layer="layout" svg:width="0.541cm" svg:height="0.131cm" draw:transform="skewX (0.147131255943122) rotate (-0.111177473352039) translate (8.21421285250188cm 10.8894130650116cm)" svg:viewBox="0 0 542 132" svg:d="M0 0c503-2 542 132 542 132">
            <text:p/>
          </draw:path>
          <draw:path draw:style-name="gr2" draw:text-style-name="P2" draw:layer="layout" svg:width="0.546cm" svg:height="0.22cm" draw:transform="rotate (0.120253185462409) translate (7.67399202098008cm 10.9544918709132cm)" svg:viewBox="0 0 547 221" svg:d="M547 0c-507-3-547 221-547 221">
            <text:p/>
          </draw:path>
          <draw:path draw:style-name="gr2" draw:text-style-name="P2" draw:layer="layout" svg:width="0.545cm" svg:height="0.222cm" draw:transform="skewX (-0.00314159265358977) rotate (2.97316838077234) translate (8.21736020839834cm 11.4977946592174cm)" svg:viewBox="0 0 546 223" svg:d="M0 0c506-1 546 223 546 223">
            <text:p/>
          </draw:path>
          <draw:path draw:style-name="gr2" draw:text-style-name="P2" draw:layer="layout" svg:width="0.54cm" svg:height="0.088cm" draw:transform="skewX (-0.280823476645888) rotate (-3.11227112215629) translate (8.75477552936386cm 11.4740526594115cm)" svg:viewBox="0 0 541 89" svg:d="M541 0c-503 0-541 89-541 89">
            <text:p/>
          </draw:path>
          <draw:path draw:style-name="gr2" draw:text-style-name="P2" draw:layer="layout" svg:width="0.542cm" svg:height="0.132cm" draw:transform="skewX (0.157428698529889) rotate (-0.109257611174846) translate (8.20584086768099cm 11.2155517980748cm)" svg:viewBox="0 0 543 133" svg:d="M0 0c503-1 543 133 543 133">
            <text:p/>
          </draw:path>
          <draw:path draw:style-name="gr2" draw:text-style-name="P2" draw:layer="layout" svg:width="0.545cm" svg:height="0.221cm" draw:transform="skewX (0.00349065850398865) rotate (0.118333323285216) translate (7.66669223651888cm 11.2794531304801cm)" svg:viewBox="0 0 546 222" svg:d="M546 0c-507-2-546 222-546 222">
            <text:p/>
          </draw:path>
          <draw:path draw:style-name="gr2" draw:text-style-name="P2" draw:layer="layout" svg:width="0.545cm" svg:height="0.223cm" draw:transform="skewX (-0.00314159265358977) rotate (2.97508824294953) translate (8.1939405997302cm 11.8000332900569cm)" svg:viewBox="0 0 546 224" svg:d="M0 0c506 0 546 224 546 224">
            <text:p/>
          </draw:path>
          <draw:line draw:style-name="gr2" draw:text-style-name="P2" draw:layer="layout" svg:x1="8.25cm" svg:y1="10.312cm" svg:x2="8.26cm" svg:y2="9.514cm">
            <text:p/>
          </draw:line>
          <draw:line draw:style-name="gr2" draw:text-style-name="P2" draw:layer="layout" svg:x1="8.183cm" svg:y1="12.595cm" svg:x2="8.193cm" svg:y2="11.797cm">
            <text:p/>
          </draw:line>
        </draw:g>
        <draw:line draw:style-name="gr3" draw:text-style-name="P3" draw:layer="layout" svg:x1="7.302cm" svg:y1="9.855cm" svg:x2="7.302cm" svg:y2="12.399cm">
          <text:p/>
        </draw:line>
        <draw:line draw:style-name="gr3" draw:text-style-name="P3" draw:layer="layout" svg:x1="7.041cm" svg:y1="9.856cm" svg:x2="7.041cm" svg:y2="12.4cm">
          <text:p/>
        </draw:line>
        <draw:custom-shape draw:style-name="gr4" draw:text-style-name="P1" xml:id="id8" draw:id="id8" draw:layer="layout" svg:width="1.202cm" svg:height="1.203cm" svg:x="10.145cm" svg:y="10.442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custom-shape draw:style-name="gr5" draw:text-style-name="P1" draw:layer="layout" svg:width="1.001cm" svg:height="1.001cm" draw:transform="rotate (1.5707963267949) translate (12.129cm 10.09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3.151cm" svg:y1="9.072cm" svg:x2="13.151cm" svg:y2="10.16cm">
            <text:p/>
          </draw:line>
        </draw:g>
        <draw:g xml:id="id4" draw:id="id4">
          <draw:custom-shape draw:style-name="gr6" draw:text-style-name="P1" draw:layer="layout" svg:width="0.522cm" svg:height="1.729cm" svg:x="14.283cm" svg:y="10.25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4.548cm" svg:y1="10.261cm" svg:x2="14.558cm" svg:y2="9.463cm">
            <text:p/>
          </draw:line>
          <draw:line draw:style-name="gr2" draw:text-style-name="P2" draw:layer="layout" svg:x1="14.548cm" svg:y1="12.807cm" svg:x2="14.558cm" svg:y2="12.009cm">
            <text:p/>
          </draw:line>
        </draw:g>
        <draw:g xml:id="id5" draw:id="id5">
          <draw:line draw:style-name="gr2" draw:text-style-name="P2" draw:layer="layout" svg:x1="15.914cm" svg:y1="10.823cm" svg:x2="17.229cm" svg:y2="10.823cm">
            <text:p/>
          </draw:line>
          <draw:line draw:style-name="gr2" draw:text-style-name="P2" draw:layer="layout" svg:x1="15.914cm" svg:y1="10.823cm" svg:x2="17.229cm" svg:y2="10.823cm">
            <text:p/>
          </draw:line>
          <draw:line draw:style-name="gr2" draw:text-style-name="P2" draw:layer="layout" svg:x1="15.914cm" svg:y1="11.41cm" svg:x2="17.229cm" svg:y2="11.41cm">
            <text:p/>
          </draw:line>
          <draw:line draw:style-name="gr2" draw:text-style-name="P2" draw:layer="layout" svg:x1="16.563cm" svg:y1="12.204cm" svg:x2="16.573cm" svg:y2="11.406cm">
            <text:p/>
          </draw:line>
          <draw:line draw:style-name="gr2" draw:text-style-name="P2" draw:layer="layout" svg:x1="16.563cm" svg:y1="10.835cm" svg:x2="16.573cm" svg:y2="10.037cm">
            <text:p/>
          </draw:line>
        </draw:g>
        <draw:custom-shape draw:style-name="gr4" draw:text-style-name="P1" xml:id="id6" draw:id="id6" draw:layer="layout" svg:width="1.202cm" svg:height="1.203cm" svg:x="18.606cm" svg:y="10.53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1" draw:layer="layout" svg:width="0.606cm" svg:height="1.992cm" draw:transform="rotate (1.5707963267949) translate (20.677cm 9.388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0.683cm" svg:y1="9.081cm" svg:x2="19.762cm" svg:y2="9.069cm">
            <text:p/>
          </draw:line>
          <draw:line draw:style-name="gr2" draw:text-style-name="P2" draw:layer="layout" svg:x1="23.621cm" svg:y1="9.081cm" svg:x2="22.7cm" svg:y2="9.069cm">
            <text:p/>
          </draw:line>
        </draw:g>
        <draw:g>
          <draw:custom-shape draw:style-name="gr8" draw:text-style-name="P1" draw:layer="layout" svg:width="1.155cm" svg:height="1.157cm" draw:transform="skewX (0.000872664625997165) rotate (-3.1396727914126) translate (25.28cm 10.289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5.298cm" svg:y1="10.313cm" svg:x2="24.042cm" svg:y2="10.311cm">
            <text:p/>
          </draw:line>
        </draw:g>
        <draw:g>
          <draw:custom-shape draw:style-name="gr9" draw:text-style-name="P1" draw:layer="layout" svg:width="1.157cm" svg:height="1.156cm" draw:transform="skewX (-0.000872664625997165) rotate (-3.1396727914126) translate (25.281cm 12.085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5.3cm" svg:y1="12.109cm" svg:x2="24.044cm" svg:y2="12.107cm">
            <text:p/>
          </draw:line>
        </draw:g>
        <draw:g>
          <draw:custom-shape draw:style-name="gr9" draw:text-style-name="P1" draw:layer="layout" svg:width="1.157cm" svg:height="1.157cm" draw:transform="skewX (-0.00174532925199433) rotate (-3.1396727914126) translate (25.281cm 13.893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5.3cm" svg:y1="13.917cm" svg:x2="24.044cm" svg:y2="13.915cm">
            <text:p/>
          </draw:line>
        </draw:g>
        <draw:connector draw:style-name="gr10" draw:text-style-name="P1" draw:layer="layout" svg:x1="3.025cm" svg:y1="11.792cm" svg:x2="6.132cm" svg:y2="12.675cm" draw:start-shape="id1" draw:start-glue-point="8" draw:end-shape="id2" draw:end-glue-point="2" svg:d="M3025 11792v1433h3107v-550" svg:viewBox="0 0 3108 1434">
          <text:p/>
        </draw:connector>
        <draw:connector draw:style-name="gr10" draw:text-style-name="P1" draw:layer="layout" svg:x1="3.025cm" svg:y1="10.59cm" svg:x2="6.132cm" svg:y2="9.594cm" draw:start-shape="id1" draw:start-glue-point="4" draw:end-shape="id2" draw:end-glue-point="0" svg:d="M3025 10590v-1547h3107v551" svg:viewBox="0 0 3108 1548">
          <text:p/>
        </draw:connector>
        <draw:connector draw:style-name="gr10" draw:text-style-name="P1" draw:layer="layout" svg:x1="13.151cm" svg:y1="9.616cm" svg:x2="14.544cm" svg:y2="9.463cm" draw:start-shape="id3" draw:start-glue-point="1" draw:end-shape="id4" draw:end-glue-point="0" svg:d="M13151 9616h591v-703h802v550" svg:viewBox="0 0 1394 704">
          <text:p/>
        </draw:connector>
        <draw:connector draw:style-name="gr10" draw:text-style-name="P1" draw:layer="layout" svg:x1="14.544cm" svg:y1="9.463cm" svg:x2="16.572cm" svg:y2="10.037cm" draw:start-shape="id4" draw:start-glue-point="0" draw:end-shape="id5" draw:end-glue-point="0" svg:d="M14544 9463v-550h2028v1124" svg:viewBox="0 0 2029 1125">
          <text:p/>
        </draw:connector>
        <draw:connector draw:style-name="gr10" draw:text-style-name="P1" draw:layer="layout" svg:x1="16.572cm" svg:y1="12.204cm" svg:x2="14.544cm" svg:y2="12.807cm" draw:start-shape="id5" draw:start-glue-point="2" draw:end-shape="id4" draw:end-glue-point="2" svg:d="M16572 12204v1153h-2028v-550" svg:viewBox="0 0 2029 1154">
          <text:p/>
        </draw:connector>
        <draw:connector draw:style-name="gr10" draw:text-style-name="P1" draw:layer="layout" svg:x1="16.572cm" svg:y1="10.037cm" svg:x2="19.207cm" svg:y2="10.531cm" draw:start-shape="id5" draw:start-glue-point="0" draw:end-shape="id6" draw:end-glue-point="4" svg:d="M16572 10037v-551h2635v1045" svg:viewBox="0 0 2636 1046">
          <text:p/>
        </draw:connector>
        <draw:connector draw:style-name="gr10" draw:text-style-name="P1" draw:layer="layout" svg:x1="8.219cm" svg:y1="9.514cm" svg:x2="10.746cm" svg:y2="10.442cm" draw:start-shape="id7" draw:start-glue-point="0" draw:end-shape="id8" draw:end-glue-point="4" svg:d="M8219 9514v-550h2527v1478" svg:viewBox="0 0 2528 1479">
          <text:p/>
        </draw:connector>
        <draw:connector draw:style-name="gr10" draw:text-style-name="P1" draw:layer="layout" svg:x1="8.219cm" svg:y1="12.595cm" svg:x2="10.746cm" svg:y2="11.645cm" draw:start-shape="id7" draw:start-glue-point="2" draw:end-shape="id8" draw:end-glue-point="8" svg:d="M8219 12595v551h2527v-1501" svg:viewBox="0 0 2528 1502">
          <text:p/>
        </draw:connector>
        <draw:connector draw:style-name="gr10" draw:text-style-name="P1" draw:layer="layout" svg:x1="10.746cm" svg:y1="10.442cm" svg:x2="12.13cm" svg:y2="9.616cm" draw:start-shape="id8" draw:start-glue-point="4" draw:end-shape="id3" draw:end-glue-point="3" svg:d="M10746 10442v-826h1384" svg:viewBox="0 0 1385 82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22:16.525071978</meta:creation-date>
    <dc:date>2021-05-01T17:37:34.684436410</dc:date>
    <meta:editing-duration>PT15M18S</meta:editing-duration>
    <meta:editing-cycles>2</meta:editing-cycles>
    <meta:generator>LibreOffice/6.4.6.2$Linux_X86_64 LibreOffice_project/40$Build-2</meta:generator>
    <meta:document-statistic meta:object-count="74"/>
  </office:meta>
</office:document-meta>
</file>